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a72a" officeooo:paragraph-rsid="000ea72a" style:font-weight-asian="bold" style:font-weight-complex="bold"/>
    </style:style>
    <style:style style:name="P2" style:family="paragraph" style:parent-style-name="List_20_1" style:list-style-name="WWNum1">
      <style:text-properties officeooo:paragraph-rsid="000ea72a"/>
    </style:style>
    <style:style style:name="P3" style:family="paragraph" style:parent-style-name="Standard">
      <style:text-properties officeooo:paragraph-rsid="000ea72a"/>
    </style:style>
    <style:style style:name="P4" style:family="paragraph" style:parent-style-name="Standard">
      <style:text-properties fo:font-weight="normal" officeooo:rsid="000ea72a" officeooo:paragraph-rsid="000ea72a" style:font-weight-asian="normal" style:font-weight-complex="normal"/>
    </style:style>
    <style:style style:name="P5" style:family="paragraph" style:parent-style-name="Standard" style:list-style-name="">
      <style:text-properties officeooo:paragraph-rsid="000ea72a"/>
    </style:style>
    <style:style style:name="P6" style:family="paragraph" style:parent-style-name="List_20_1" style:list-style-name="">
      <style:text-properties officeooo:paragraph-rsid="000ea7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-Lab</text:p>
      <text:p text:style-name="P1"/>
      <text:list text:style-name="WWNum1">
        <text:list-item>
          <text:p text:style-name="P2">Python 3.9+ installed</text:p>
        </text:list-item>
        <text:list-item>
          <text:p text:style-name="P2">Install the following libraries: python -m pip install scapy dnspython</text:p>
        </text:list-item>
        <text:list-item>
          <text:p text:style-name="P2">A test target: use your own machine (127.0.0.1) or a lab VM.</text:p>
        </text:list-item>
        <text:list-item>
          <text:p text:style-name="P2">Internet access for DNS lookups (e.g., google.com).</text:p>
        </text:list-item>
      </text:list>
      <text:p text:style-name="P1">Part 1: Active Reconnaissance (Port Checking/Scanning)</text:p>
      <text:p text:style-name="P1"/>
      <text:p text:style-name="P3">Goal: See which common ports respond on a target.</text:p>
      <text:p text:style-name="P3"/>
      <text:p text:style-name="P3">Tasks:</text:p>
      <text:list text:continue-numbering="true" text:style-name="WWNum1">
        <text:list-item>
          <text:p text:style-name="P2">Create a Python script that:</text:p>
        </text:list-item>
        <text:list-item>
          <text:p text:style-name="P2"><text:s/>- Asks the user for an IP address.</text:p>
        </text:list-item>
        <text:list-item>
          <text:p text:style-name="P2"><text:s/>- Tries to connect to these ports: 80, 443, 22, 53.</text:p>
        </text:list-item>
        <text:list-item>
          <text:p text:style-name="P2"><text:s/>- Prints whether the connection succeeded or failed.</text:p>
        </text:list-item>
      </text:list>
      <text:p text:style-name="P3">Hint: You can use Python’s built-in socket library instead of scapy to keep it simple.</text:p>
      <text:p text:style-name="P3"/>
      <text:p text:style-name="P4">Deliverable 1: Screenshot of your script running and a short explanation of results.</text:p>
      <text:p text:style-name="P4"/>
      <text:p text:style-name="P1">Part 2: Passive Reconnaissance (DNS Lookup)</text:p>
      <text:p text:style-name="P1"/>
      <text:p text:style-name="P3">Goal: Learn what DNS reveals without touching the target directly.</text:p>
      <text:p text:style-name="P3"/>
      <text:p text:style-name="P3">Tasks:</text:p>
      <text:list text:continue-numbering="true" text:style-name="WWNum1">
        <text:list-item>
          <text:p text:style-name="P2">Use dnspython to look up the IP address of: www.google.com and mail.google.com.</text:p>
        </text:list-item>
        <text:list-item>
          <text:p text:style-name="P2">Perform a reverse DNS lookup on one of those IPs to see if it maps to another name.</text:p>
        </text:list-item>
      </text:list>
      <text:p text:style-name="P4">Deliverable 2: Copy the output of your DNS lookups and write a short explanation.</text:p>
      <text:p text:style-name="P4"/>
      <text:p text:style-name="P1">Part 3: Defensive Thinking (No coding required)</text:p>
      <text:p text:style-name="P1"/>
      <text:p text:style-name="P3">Goal: Consider how defenders might respond to reconnaissance.</text:p>
      <text:p text:style-name="P3"/>
      <text:p text:style-name="P3">Answer the following in 3–4 sentences each:</text:p>
      <text:list text:continue-numbering="true" text:style-name="WWNum1">
        <text:list-item>
          <text:p text:style-name="P2">Why can’t defenders stop all reconnaissance?</text:p>
        </text:list-item>
        <text:list-item>
          <text:p text:style-name="P2">How could a honeypot help during reconnaissance?</text:p>
        </text:list-item>
        <text:list-item>
          <text:p text:style-name="P2">What’s one way to make DNS entries less useful to attackers?</text:p>
        </text:list-item>
      </text:list>
      <text:p text:style-name="P5">Deliverable 3: Written answers in paragraph form.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ea72a" officeooo:paragraph-rsid="000ea72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Lab 1: Reconnaissance Basics with Python </text:p>
        <text:p text:style-name="MP1">COMPSFI 212</text:p>
        <text:p text:style-name="MP1">Due: 09/02/2025 @ 11:59pm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4T17:58:42.060920985</meta:creation-date>
    <dc:date>2025-08-24T18:02:43.543327486</dc:date>
    <meta:editing-duration>PT4M2S</meta:editing-duration>
    <meta:editing-cycles>1</meta:editing-cycles>
    <meta:document-statistic meta:table-count="0" meta:image-count="0" meta:object-count="0" meta:page-count="1" meta:paragraph-count="30" meta:word-count="249" meta:character-count="1456" meta:non-whitespace-character-count="1247"/>
    <meta:generator>LibreOffice/25.2.5.2$Linux_X86_64 LibreOffice_project/fb4792146257752f54eab576deb869869b108571</meta:generator>
  </office:meta>
</office:document-meta>
</file>